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Menlo, Monaco, Consolas, 'Liberation Mono', 'Courier New', monospace"/>
    <style:font-face style:name="Verdana" svg:font-family="Verdana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inherit"/>
    </style:style>
    <style:style style:name="P2" style:family="paragraph" style:parent-style-name="Text_20_body">
      <style:text-properties style:font-name="inherit" fo:font-size="12pt" fo:font-weight="bold" officeooo:rsid="0007f029" officeooo:paragraph-rsid="0007f029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inherit" officeooo:paragraph-rsid="00095541"/>
    </style:style>
    <style:style style:name="P4" style:family="paragraph" style:parent-style-name="Text_20_body">
      <style:text-properties style:font-name="inherit" officeooo:rsid="00095541" officeooo:paragraph-rsid="00095541"/>
    </style:style>
    <style:style style:name="P5" style:family="paragraph" style:parent-style-name="Text_20_body">
      <style:text-properties style:font-name="inherit" officeooo:paragraph-rsid="000c69ab"/>
    </style:style>
    <style:style style:name="P6" style:family="paragraph" style:parent-style-name="Text_20_body">
      <style:text-properties style:font-name="inherit" fo:font-weight="bold" officeooo:rsid="000ae621" officeooo:paragraph-rsid="000ae621" style:font-weight-asian="bold" style:font-weight-complex="bold"/>
    </style:style>
    <style:style style:name="P7" style:family="paragraph" style:parent-style-name="Text_20_body">
      <style:text-properties style:font-name="inherit" fo:font-weight="bold" officeooo:rsid="000ff501" officeooo:paragraph-rsid="000dfcdc" style:font-weight-asian="bold" style:font-weight-complex="bold"/>
    </style:style>
    <style:style style:name="P8" style:family="paragraph" style:parent-style-name="Text_20_body">
      <style:text-properties style:font-name="inherit" officeooo:rsid="000ae621"/>
    </style:style>
    <style:style style:name="P9" style:family="paragraph" style:parent-style-name="Text_20_body">
      <style:text-properties style:font-name="inherit" officeooo:paragraph-rsid="000dfcdc"/>
    </style:style>
    <style:style style:name="P10" style:family="paragraph" style:parent-style-name="Text_20_body">
      <style:text-properties style:font-name="inherit" officeooo:rsid="000ff501" officeooo:paragraph-rsid="000dfcdc"/>
    </style:style>
    <style:style style:name="P11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text-properties fo:font-variant="normal" fo:text-transform="none" fo:color="#000000" style:font-name="inherit" fo:font-size="12pt" fo:letter-spacing="normal" fo:font-style="normal" fo:font-weight="bold" officeooo:rsid="0005fc5c" officeooo:paragraph-rsid="0005fc5c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inherit" fo:font-size="12pt" fo:letter-spacing="normal" fo:font-style="normal" fo:font-weight="bold" officeooo:rsid="00095541" officeooo:paragraph-rsid="00095541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000000" style:font-name="inherit" fo:font-size="11.25pt" fo:letter-spacing="normal" fo:font-style="normal" fo:font-weight="normal"/>
    </style:style>
    <style:style style:name="P16" style:family="paragraph" style:parent-style-name="Text_20_body">
      <style:text-properties officeooo:paragraph-rsid="00095541"/>
    </style:style>
    <style:style style:name="P17" style:family="paragraph" style:parent-style-name="Text_20_body">
      <style:text-properties fo:font-weight="bold" officeooo:rsid="000ae621" officeooo:paragraph-rsid="000ae621" style:font-weight-asian="bold" style:font-weight-complex="bold"/>
    </style:style>
    <style:style style:name="P18" style:family="paragraph" style:parent-style-name="Text_20_body">
      <style:text-properties officeooo:paragraph-rsid="000ae621"/>
    </style:style>
    <style:style style:name="P19" style:family="paragraph" style:parent-style-name="Text_20_body">
      <style:text-properties officeooo:paragraph-rsid="000dfcdc"/>
    </style:style>
    <style:style style:name="P20" style:family="paragraph" style:parent-style-name="Text_20_body">
      <style:text-properties officeooo:paragraph-rsid="000ecbbd"/>
    </style:style>
    <style:style style:name="P21" style:family="paragraph" style:parent-style-name="Text_20_body">
      <style:text-properties officeooo:paragraph-rsid="0010535e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inherit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inherit" fo:font-size="12pt" fo:letter-spacing="normal" fo:font-style="normal" fo:font-weight="bold" officeooo:rsid="0005fc5c" officeooo:paragraph-rsid="0005fc5c" style:font-size-asian="12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000000" style:font-name="inherit" fo:font-size="12pt" fo:letter-spacing="normal" fo:font-style="normal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inherit" fo:font-weight="bold" officeooo:paragraph-rsid="000dfcdc" style:font-weight-asian="bold" style:font-weight-complex="bold"/>
    </style:style>
    <style:style style:name="P26" style:family="paragraph" style:parent-style-name="Text_20_body">
      <style:text-properties style:font-name="inherit"/>
    </style:style>
    <style:style style:name="P27" style:family="paragraph" style:parent-style-name="Text_20_body">
      <style:text-properties style:font-name="inherit" fo:font-weight="bold" officeooo:rsid="00130008" officeooo:paragraph-rsid="00130008" style:font-weight-asian="bold" style:font-weight-complex="bold"/>
    </style:style>
    <style:style style:name="P28" style:family="paragraph" style:parent-style-name="Text_20_body">
      <style:text-properties style:font-name="inherit" fo:font-style="normal" style:font-style-asian="normal" style:font-style-complex="normal"/>
    </style:style>
    <style:style style:name="P29" style:family="paragraph" style:parent-style-name="Text_20_body">
      <style:text-properties style:font-name="inherit" fo:font-weight="bold" officeooo:rsid="00187585" officeooo:paragraph-rsid="00187585" style:font-weight-asian="bold" style:font-weight-complex="bold"/>
    </style:style>
    <style:style style:name="P30" style:family="paragraph" style:parent-style-name="Text_20_body">
      <style:text-properties officeooo:paragraph-rsid="00130008"/>
    </style:style>
    <style:style style:name="P31" style:family="paragraph" style:parent-style-name="Text_20_body">
      <style:text-properties fo:font-weight="bold" officeooo:rsid="00130008" officeooo:paragraph-rsid="00130008" style:font-weight-asian="bold" style:font-weight-complex="bold"/>
    </style:style>
    <style:style style:name="P32" style:family="paragraph" style:parent-style-name="Text_20_body">
      <style:text-properties fo:font-weight="bold" officeooo:rsid="0016e22b" officeooo:paragraph-rsid="0016e22b" style:font-weight-asian="bold" style:font-weight-complex="bold"/>
    </style:style>
    <style:style style:name="P33" style:family="paragraph" style:parent-style-name="Text_20_body">
      <style:text-properties fo:font-weight="normal" officeooo:rsid="0016e22b" officeooo:paragraph-rsid="0016e22b" style:font-weight-asian="normal" style:font-weight-complex="normal"/>
    </style:style>
    <style:style style:name="P34" style:family="paragraph" style:parent-style-name="Text_20_body">
      <style:text-properties fo:font-weight="normal" officeooo:rsid="0016e22b" officeooo:paragraph-rsid="00187585" style:font-weight-asian="normal" style:font-weight-complex="normal"/>
    </style:style>
    <style:style style:name="T1" style:family="text">
      <style:text-properties officeooo:rsid="0007f029"/>
    </style:style>
    <style:style style:name="T2" style:family="text">
      <style:text-properties fo:font-variant="normal" fo:text-transform="none" fo:color="#000000" style:font-name="inherit" fo:font-size="11.25pt" fo:letter-spacing="normal" fo:font-style="normal" fo:font-weight="normal" officeooo:rsid="000ae621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officeooo:rsid="0005fc5c"/>
    </style:style>
    <style:style style:name="T5" style:family="text">
      <style:text-properties officeooo:rsid="00095541"/>
    </style:style>
    <style:style style:name="T6" style:family="text">
      <style:text-properties style:font-name="inherit"/>
    </style:style>
    <style:style style:name="T7" style:family="text">
      <style:text-properties style:font-name="inherit" officeooo:rsid="00095541"/>
    </style:style>
    <style:style style:name="T8" style:family="text">
      <style:text-properties style:font-name="inherit" fo:font-weight="normal" officeooo:rsid="000ae621" style:font-weight-asian="normal" style:font-weight-complex="normal"/>
    </style:style>
    <style:style style:name="T9" style:family="text">
      <style:text-properties style:font-name="inherit" fo:font-weight="bold" style:font-weight-asian="bold" style:font-weight-complex="bold"/>
    </style:style>
    <style:style style:name="T10" style:family="text">
      <style:text-properties style:font-name="inherit" fo:font-weight="bold" officeooo:rsid="00095541" style:font-weight-asian="bold" style:font-weight-complex="bold"/>
    </style:style>
    <style:style style:name="T11" style:family="text">
      <style:text-properties style:font-name="inherit" fo:font-weight="bold" officeooo:rsid="000e3a85" style:font-weight-asian="bold" style:font-weight-complex="bold"/>
    </style:style>
    <style:style style:name="T12" style:family="text">
      <style:text-properties style:font-name="inherit" fo:font-weight="bold" officeooo:rsid="000ff501" style:font-weight-asian="bold" style:font-weight-complex="bold"/>
    </style:style>
    <style:style style:name="T13" style:family="text">
      <style:text-properties style:font-name="inherit" officeooo:rsid="000ae621"/>
    </style:style>
    <style:style style:name="T14" style:family="text">
      <style:text-properties style:font-name="inherit" officeooo:rsid="000c69ab"/>
    </style:style>
    <style:style style:name="T15" style:family="text">
      <style:text-properties style:font-name="inherit" officeooo:rsid="000ff501"/>
    </style:style>
    <style:style style:name="T16" style:family="text">
      <style:text-properties style:font-name="inherit" officeooo:rsid="000ecbbd"/>
    </style:style>
    <style:style style:name="T17" style:family="text">
      <style:text-properties style:font-name="inherit" officeooo:rsid="0010535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e3a8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inherit"/>
    </style:style>
    <style:style style:name="T22" style:family="text">
      <style:text-properties style:font-name="inherit" fo:font-style="normal" style:font-style-asian="normal" style:font-style-complex="normal"/>
    </style:style>
    <style:style style:name="T23" style:family="text">
      <style:text-properties style:font-name="inherit" officeooo:rsid="001875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rids &amp; Columns (Grid Size, Grid Class, Offset Class, Screen Size)?</text:p>
      <text:p text:style-name="P13">Bootstrap <text:span text:style-name="T5">G</text:span>rid system <text:span text:style-name="T5">&amp; Columns</text:span>:</text:p>
      <text:p text:style-name="P12">Bootstrap's grid system allows up to 12 columns across the page.</text:p>
      <text:p text:style-name="P22">If you do not want to use all 12 column individually, you can group the columns together to create wider columns.</text:p>
      <text:p text:style-name="P23">Like:</text:p>
      <text:p text:style-name="P23">1.<text:span text:style-name="T1">Total </text:span>12 columns:12/<text:span text:style-name="T1">1</text:span>=<text:span text:style-name="T1">1blocks</text:span></text:p>
      <text:p text:style-name="P2">2.<text:span text:style-name="T3">Total </text:span><text:span text:style-name="T4">12 columns:12/</text:span><text:span text:style-name="T3">2</text:span><text:span text:style-name="T4">=</text:span><text:span text:style-name="T3">6blocks</text:span></text:p>
      <text:p text:style-name="P2"><text:span text:style-name="T3">3.Total </text:span><text:span text:style-name="T4">12 columns:12/</text:span><text:span text:style-name="T3">3</text:span><text:span text:style-name="T4">=</text:span><text:span text:style-name="T3">4blocks</text:span></text:p>
      <text:p text:style-name="P2"><text:span text:style-name="T3">4.Total </text:span><text:span text:style-name="T4">12 columns:12/</text:span><text:span text:style-name="T3">4</text:span><text:span text:style-name="T4">=</text:span><text:span text:style-name="T3">3blocks</text:span></text:p>
      <text:p text:style-name="P2"><text:span text:style-name="T3">5.Total </text:span><text:span text:style-name="T4">12 columns:12/</text:span><text:span text:style-name="T3">6</text:span><text:span text:style-name="T4">=</text:span><text:span text:style-name="T3">2blocks</text:span></text:p>
      <text:p text:style-name="P14">The above mentioned blocks are equal blocks.</text:p>
      <text:p text:style-name="P14"/>
      <text:p text:style-name="P3">Bootstrap's grid system is responsive, and the columns will re-arrange depending on the screen size.</text:p>
      <text:p text:style-name="Text_20_body"><text:span text:style-name="Source_20_Text"><text:span text:style-name="T9">The Bootstrap 4 grid system has five classes:</text:span></text:span></text:p>
      <text:p text:style-name="P16"><text:span text:style-name="T7">1.</text:span><text:span text:style-name="T10">col</text:span></text:p>
      <text:p text:style-name="P4">extra small devices</text:p>
      <text:p text:style-name="P4">2.<text:span text:style-name="T18">col-sm</text:span></text:p>
      <text:p text:style-name="P4">small devices</text:p>
      <text:p text:style-name="P4">3.<text:span text:style-name="T18">col-md</text:span></text:p>
      <text:p text:style-name="P4">medium devices</text:p>
      <text:p text:style-name="P4">4.<text:span text:style-name="T18">col-lg</text:span></text:p>
      <text:p text:style-name="P4">large devices</text:p>
      <text:p text:style-name="P4">5.<text:span text:style-name="T18">col-xl</text:span></text:p>
      <text:p text:style-name="P4">xlarge devices</text:p>
      <text:p text:style-name="P1"/>
      <text:p text:style-name="P3">The classes above can be combined to create more dynamic and flexible layouts.</text:p>
      <text:p text:style-name="P3">.</text:p>
      <text:p text:style-name="P3">.</text:p>
      <text:p text:style-name="P6"><text:soft-page-break/>Important rules for Grid system:</text:p>
      <text:p text:style-name="P18"><text:span text:style-name="T13">1.</text:span><text:span text:style-name="T6">Rows must be placed within a </text:span><text:span text:style-name="Source_20_Text"><text:span text:style-name="T9">.container </text:span></text:span><text:span text:style-name="Source_20_Text"><text:span text:style-name="T8">class it provides </text:span></text:span><text:span text:style-name="T6">fixed-width </text:span><text:span text:style-name="T13">for proper alignment and padding.</text:span></text:p>
      <text:p text:style-name="P17"><text:span text:style-name="T6">(</text:span><text:span text:style-name="T13">o</text:span><text:span text:style-name="T6">r)</text:span></text:p>
      <text:p text:style-name="P18"><text:span text:style-name="Source_20_Text"><text:span text:style-name="T6">.container-fluid </text:span></text:span><text:span text:style-name="Source_20_Text"><text:span text:style-name="T13">class it provides </text:span></text:span><text:span text:style-name="T6">full-width for proper alignment and padding.</text:span></text:p>
      <text:p text:style-name="Text_20_body"><text:line-break/><text:span text:style-name="T13">2.</text:span><text:span text:style-name="T2">Content should be placed within columns, and only columns may be immediate children of rows.</text:span></text:p>
      <text:p text:style-name="Text_20_body"><text:span text:style-name="T6">Predefined classes like </text:span><text:span text:style-name="Source_20_Text"><text:span text:style-name="T9">.row </text:span></text:span><text:span text:style-name="T6">and <text:s/></text:span><text:span text:style-name="Source_20_Text"><text:span text:style-name="T9">.col-sm-4 </text:span></text:span><text:span text:style-name="T6">are available for quickly making grid layouts.</text:span></text:p>
      <text:p text:style-name="P11"><text:span text:style-name="T14">3.</text:span><text:span text:style-name="T6">Column widths are in percentage, so they are always fluid and sized relative to their parent element.</text:span></text:p>
      <text:p text:style-name="P15"/>
      <text:p text:style-name="P24">2. Responsive Grids?</text:p>
      <text:p text:style-name="P24"/>
      <text:p text:style-name="P5">Many web pages are based on a grid-view, which means that the page is divided into columns.</text:p>
      <text:p text:style-name="P5">It makes it easier to place elements on the page. </text:p>
      <text:p text:style-name="P5">A responsive grid-view often has 12 columns, and has a total width of 100%, and will shrink and expand as you resize the browser window.</text:p>
      <text:p text:style-name="P5"/>
      <text:p text:style-name="P25">3. Glyphicons / Icons (Colors, Fonts, Positioning, Padding, Margin etc)?</text:p>
      <text:p text:style-name="P25"/>
      <text:p text:style-name="P9">To insert an icon, add the name of the icon class to any inline HTML element.</text:p>
      <text:p text:style-name="P19"><text:span text:style-name="T11">Like:</text:span><text:span text:style-name="T6"> </text:span><text:span text:style-name="Source_20_Text"><text:span text:style-name="T6">&lt;i&gt; </text:span></text:span><text:span text:style-name="T6">and </text:span><text:span text:style-name="Source_20_Text"><text:span text:style-name="T6">&lt;span&gt; </text:span></text:span><text:span text:style-name="T6">elements are widely used to add icons.</text:span></text:p>
      <text:p text:style-name="P9">All the icons in the icon librarie<text:span text:style-name="T19">s.and </text:span>are scalable vector icons that can be customized with CSS (size, color, shadow, etc.)</text:p>
      <text:p text:style-name="P7">To set the Icons size,color, and shadows:</text:p>
      <text:p text:style-name="P7">Demo:</text:p>
      <text:p text:style-name="P10">&lt;div class="container”&gt;</text:p>
      <text:p text:style-name="P10"><text:tab/>&lt;p&gt;Styled Bootstrap icons (size, color, and shadow):&lt;/p&gt;</text:p>
      <text:p text:style-name="P10"><text:tab/><text:tab/>&lt;i class="glyphicon glyphicon-cloud" style="font-size:24px;"&gt;&lt;/i&gt;</text:p>
      <text:p text:style-name="P10"><text:tab/><text:tab/>&lt;i class="glyphicon glyphicon-cloud" style="font-size:36px;"&gt;&lt;/i&gt;</text:p>
      <text:p text:style-name="P10"><text:tab/><text:tab/>&lt;i class="glyphicon glyphicon-cloud" style="font-<text:tab/><text:tab/><text:tab/><text:tab/><text:tab/>size:48px;color:red;"&gt;&lt;/i&gt;</text:p>
      <text:p text:style-name="P10"><text:soft-page-break/><text:tab/><text:tab/>&lt;i class="glyphicon glyphicon-cloud" style="font-<text:tab/><text:tab/><text:tab/><text:tab/><text:tab/>size:60px;color:lightblue;text-shadow:2px 2px 4px #000000;"&gt;&lt;/i&gt;</text:p>
      <text:p text:style-name="P19"><text:span text:style-name="T15">&lt;/div&gt;</text:span><text:line-break/></text:p>
      <text:p text:style-name="P7">Positioning:</text:p>
      <text:p text:style-name="P9">Position utilities are helpful for quickly placing a component outside the normal document flow. </text:p>
      <text:p text:style-name="P9">Choose from a handful of fixed or sticky position classes as needed.</text:p>
      <text:p text:style-name="P10">1.fixed top</text:p>
      <text:p text:style-name="P19"><text:span text:style-name="Source_20_Text"><text:span text:style-name="T6">&lt;div class="fixed-top"&gt;...&lt;/div&gt;</text:span></text:span></text:p>
      <text:p text:style-name="P19"><text:span text:style-name="Source_20_Text"><text:span text:style-name="T15">2.fixed bottom</text:span></text:span></text:p>
      <text:p text:style-name="P19"><text:span text:style-name="Source_20_Text"><text:span text:style-name="T6">&lt;div class="fixed-</text:span></text:span><text:span text:style-name="Source_20_Text"><text:span text:style-name="T15">bottom</text:span></text:span><text:span text:style-name="Source_20_Text"><text:span text:style-name="T6">"&gt;...&lt;/div&gt;</text:span></text:span></text:p>
      <text:p text:style-name="P20"><text:span text:style-name="Source_20_Text"><text:span text:style-name="T16">3.sticky top</text:span></text:span></text:p>
      <text:p text:style-name="P20"><text:span text:style-name="Source_20_Text"><text:span text:style-name="T16">&lt;div class="sticky-top"&gt;...&lt;/div&gt;</text:span></text:span></text:p>
      <text:p text:style-name="P9"><text:span text:style-name="Source_20_Text"><text:span text:style-name="T15"/></text:span></text:p>
      <text:p text:style-name="Text_20_body"><text:bookmark text:name="margin-and-padding"/><text:span text:style-name="Source_20_Text"><text:span text:style-name="T9">Margin and padding:</text:span></text:span></text:p>
      <text:p text:style-name="P20"><text:span text:style-name="T6">Use the </text:span><text:span text:style-name="Source_20_Text"><text:span text:style-name="T6">margin </text:span></text:span><text:span text:style-name="T6">and </text:span><text:span text:style-name="Source_20_Text"><text:span text:style-name="T6">padding </text:span></text:span><text:span text:style-name="Source_20_Text"><text:span text:style-name="T16">spacing utilities </text:span></text:span><text:span text:style-name="T6">to control how elements and components are spaced and sized. </text:span></text:p>
      <text:p text:style-name="P20"><text:span text:style-name="T6">Bootstrap 4 includes a five-level scale for spacing utilities, based on a </text:span><text:span text:style-name="Source_20_Text"><text:span text:style-name="T6">1rem </text:span></text:span><text:span text:style-name="T6">value default </text:span><text:span text:style-name="Source_20_Text"><text:span text:style-name="T6">$spacer </text:span></text:span><text:span text:style-name="T6">variable. </text:span></text:p>
      <text:p text:style-name="P20"><text:span text:style-name="T6">Choose values for all viewports (e.g.,</text:span><text:span text:style-name="Source_20_Text"><text:span text:style-name="T6">.mr-3 </text:span></text:span><text:span text:style-name="T6">for </text:span><text:span text:style-name="Source_20_Text"><text:span text:style-name="T6">margin-right: 1rem</text:span></text:span><text:span text:style-name="T6">), or pick responsive variants to target specific viewports (e.g.,</text:span><text:span text:style-name="Source_20_Text"><text:span text:style-name="T6">.mr-md-3 </text:span></text:span><text:span text:style-name="T6">for </text:span><text:span text:style-name="Source_20_Text"><text:span text:style-name="T6">margin-right: 1rem </text:span></text:span><text:span text:style-name="T6">starting at the </text:span><text:span text:style-name="Source_20_Text"><text:span text:style-name="T6">md </text:span></text:span><text:span text:style-name="T6">breakpoint).</text:span></text:p>
      <text:p text:style-name="Text_20_body"><text:span text:style-name="Source_20_Text"><text:span text:style-name="T12">4. .navbar vs .nav?</text:span></text:span></text:p>
      <text:p text:style-name="P21"><text:span text:style-name="Source_20_Text"><text:span text:style-name="T6">Both will output same design but using nav tag is more semantic in approach. </text:span></text:span></text:p>
      <text:p text:style-name="P21"><text:span text:style-name="Source_20_Text"><text:span text:style-name="T6">It represents main navigation of your page. </text:span></text:span></text:p>
      <text:p text:style-name="P21"><text:span text:style-name="Source_20_Text"><text:span text:style-name="T17">U</text:span></text:span><text:span text:style-name="Source_20_Text"><text:span text:style-name="T6">sing nav tag helps search engine recognize which is your main navigation on the page. </text:span></text:span></text:p>
      <text:p text:style-name="P21"><text:span text:style-name="Source_20_Text"><text:span text:style-name="T17">T</text:span></text:span><text:span text:style-name="Source_20_Text"><text:span text:style-name="T6">here might be other links too but your top menu is the main menu.</text:span></text:span></text:p>
      <text:p text:style-name="P21"><text:span text:style-name="Source_20_Text"><text:span text:style-name="T6">Bootstrap doesn't make a distinction between </text:span></text:span><text:span text:style-name="Source_20_Text">&lt;nav class="nav"&gt;</text:span><text:span text:style-name="Source_20_Text"><text:span text:style-name="T6"> or </text:span></text:span><text:span text:style-name="Source_20_Text">"&lt;div class="nav"&gt;</text:span><text:span text:style-name="Source_20_Text"><text:span text:style-name="T6">. </text:span></text:span><text:span text:style-name="Source_20_Text">&lt;nav&gt;</text:span><text:span text:style-name="Source_20_Text"><text:span text:style-name="T6"> was added in HTML5 for semantic purposes, but Bootstrap doesn't treat it differently since it only relies on the </text:span></text:span><text:span text:style-name="Source_20_Text">.nav</text:span><text:span text:style-name="Source_20_Text"><text:span text:style-name="T6"> class selector.</text:span></text:span></text:p>
      <text:p text:style-name="P21"><text:span text:style-name="Source_20_Text"><text:span text:style-name="T6">.</text:span></text:span></text:p>
      <text:p text:style-name="Text_20_body"><text:soft-page-break/><text:span text:style-name="Source_20_Text"><text:span text:style-name="T9">5. JavaScript components (Click, expand, keypress)</text:span></text:span></text:p>
      <text:p text:style-name="P1"><text:s/>- Expandable Navigation</text:p>
      <text:p text:style-name="P1"><text:s/>-.navbar-collapse</text:p>
      <text:p text:style-name="P1">- Dividers</text:p>
      <text:p text:style-name="P27">Expandable Navigation &amp; bootstrap4 Navbar always collapsed:</text:p>
      <text:p text:style-name="P30"><text:span text:style-name="T22">In Bootstrap 4, the </text:span><text:span text:style-name="Source_20_Text"><text:span text:style-name="T22">navbar-expand * </text:span></text:span><text:span text:style-name="T22">class is needed if you want the navbar to expand horizontally, otherwise it defaults to the mobile/collapsed version. </text:span></text:p>
      <text:p text:style-name="P30"><text:span text:style-name="T22">Therefore, not including the </text:span><text:span text:style-name="Source_20_Text"><text:span text:style-name="T22">navbar-expand*</text:span></text:span><text:span text:style-name="T22">class makes the Navbar </text:span><text:span text:style-name="Emphasis"><text:span text:style-name="T22">always </text:span></text:span><text:span text:style-name="T22">collapsed.</text:span></text:p>
      <text:p text:style-name="Text_20_body"><text:span text:style-name="T22">As of Bootstrap 4 beta, the </text:span><text:span text:style-name="Source_20_Text"><text:span text:style-name="T22">navbar-toggleable-* </text:span></text:span><text:span text:style-name="T22">classes have changed to </text:span><text:span text:style-name="Source_20_Text"><text:span text:style-name="T22">navbar-expand-*</text:span></text:span><text:span text:style-name="T22">. In your case </text:span><text:span text:style-name="Source_20_Text"><text:span text:style-name="T22">navbar-toggleable-sm </text:span></text:span><text:span text:style-name="T22">would change to </text:span><text:span text:style-name="Source_20_Text"><text:span text:style-name="T22">navbar-expand-md</text:span></text:span><text:span text:style-name="T22">.</text:span></text:p>
      <text:p text:style-name="P31"><text:span text:style-name="T22">Dividers:</text:span></text:p>
      <text:p text:style-name="Text_20_body"><text:span text:style-name="T6">To make this work, I had to remove the </text:span><text:span text:style-name="Source_20_Text"><text:span text:style-name="T6">&lt;br style="clear:both"/&gt; </text:span></text:span><text:span text:style-name="T6">elements. These elements were separating your </text:span><text:span text:style-name="Source_20_Text"><text:span text:style-name="T6">.question </text:span></text:span><text:span text:style-name="T6">elements.</text:span></text:p>
      <text:p text:style-name="Text_20_body"><text:span text:style-name="T6">You may have to tweak spacing to make it look the way you want . which adds </text:span><text:span text:style-name="Source_20_Text"><text:span text:style-name="T6">margin-bottom:2em </text:span></text:span><text:span text:style-name="T6">to each question.</text:span></text:p>
      <text:p text:style-name="Text_20_body"><text:span text:style-name="T6"/></text:p>
      <text:p text:style-name="P32"><text:span text:style-name="T6">Demo For NASA Website Design:</text:span></text:p>
      <text:p text:style-name="P33"><text:span text:style-name="T6">1.First of all i inserted the meta tags and bootstrap and stylesheet links in head part of the html page.</text:span></text:p>
      <text:p text:style-name="P33"><text:span text:style-name="T6">2.Next i created a 2 navbars and applied one logo image is infront of the navbar.and also i applied the condition for header part is fixed top.</text:span></text:p>
      <text:p text:style-name="P34"><text:span text:style-name="T6">3.Next </text:span><text:span text:style-name="T23">i created a linking images and videos and some more information data blocks.</text:span></text:p>
      <text:p text:style-name="P34"><text:span text:style-name="T23">4.These are created by using the cards and grid concepts in bootstrap4.</text:span></text:p>
      <text:p text:style-name="P34"><text:span text:style-name="T23">5.Finally i created a footer part of the html page.in this block i created a links for click to see the more information regard this website.</text:span></text:p>
      <text:p text:style-name="P34"><text:span text:style-name="T23"/></text:p>
      <text:p text:style-name="P34"><text:span text:style-name="T23">Demo site link: http://10.90.90.117/html%20files/Bootstrap-2/Bootstrap-task2%23.html <text:s/></text:span></text:p>
      <text:p text:style-name="P29">Thank You.....</text:p>
      <text:p text:style-name="P28"/>
      <text:p text:style-name="P28"/>
      <text:p text:style-name="P1"><text:soft-page-break/></text:p>
      <text:p text:style-name="P21"><text:span text:style-name="Source_20_Text"><text:span text:style-name="T6"/></text:span></text:p>
      <text:p text:style-name="Text_20_body"><text:span text:style-name="Source_20_Text"><text:span text:style-name="T6"/></text:span></text:p>
      <text:p text:style-name="P5"/>
      <text:p text:style-name="P5"/>
      <text:p text:style-name="P1"/>
      <text:p text:style-name="P24"/>
      <text:p text:style-name="P15"/>
      <text:p text:style-name="Text_20_body"><text:line-break/></text:p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Menlo, Monaco, Consolas, 'Liberation Mono', 'Courier New', monospace"/>
    <style:font-face style:name="Verdana" svg:font-family="Verdana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8:03:22.496094761</meta:creation-date>
    <dc:date>2018-08-27T12:44:47.560611775</dc:date>
    <meta:editing-duration>PT32M2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90" meta:word-count="770" meta:character-count="5165" meta:non-whitespace-character-count="4451"/>
  </office:meta>
</office:document-meta>
</file>